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Table_20_Contents">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8"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Standard" style:list-style-name="L3">
      <style:paragraph-properties fo:text-align="justify" style:justify-single-word="false"/>
      <style:text-properties style:text-underline-style="none"/>
    </style:style>
    <style:style style:name="P11" style:family="paragraph" style:parent-style-name="Standard" style:list-style-name="L4">
      <style:paragraph-properties fo:text-align="justify" style:justify-single-word="false"/>
      <style:text-properties style:text-underline-style="none"/>
    </style:style>
    <style:style style:name="P12" style:family="paragraph" style:parent-style-name="Standard" style:list-style-name="L5">
      <style:paragraph-properties fo:text-align="justify" style:justify-single-word="false"/>
      <style:text-properties style:text-underline-style="none"/>
    </style:style>
    <style:style style:name="P13" style:family="paragraph" style:parent-style-name="Standard" style:list-style-name="L6">
      <style:paragraph-properties fo:text-align="justify" style:justify-single-word="false"/>
      <style:text-properties style:text-underline-style="none"/>
    </style:style>
    <style:style style:name="P14" style:family="paragraph" style:parent-style-name="Standard" style:list-style-name="L4">
      <style:paragraph-properties fo:text-align="justify" style:justify-single-word="false"/>
      <style:text-properties style:font-name="Times New Roman1" style:text-underline-style="none"/>
    </style:style>
    <style:style style:name="P15"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16"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T1" style:family="text">
      <style:text-properties style:font-name="Times New Roman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997729987" text:style-name="L1">
        <text:list-item>
          <text:p text:style-name="P4">plan du cours</text:p>
          <text:list>
            <text:list-item>
              <text:p text:style-name="P4">Flots | connexité</text:p>
            </text:list-item>
            <text:list-item>
              <text:p text:style-name="P4">Graphes planaires</text:p>
              <text:list>
                <text:list-item>
                  <text:p text:style-name="P4">un graphe peut il ce dessiner sans croiser les arrêtes ?</text:p>
                </text:list-item>
              </text:list>
            </text:list-item>
            <text:list-item>
              <text:p text:style-name="P4">Postier chinoise</text:p>
            </text:list-item>
            <text:list-item>
              <text:p text:style-name="P4">Voyageur de commerce</text:p>
            </text:list-item>
          </text:list>
        </text:list-item>
        <text:list-item>
          <text:p text:style-name="P4">objectifs</text:p>
          <text:list>
            <text:list-item>
              <text:p text:style-name="P4">algos polynomiaux</text:p>
              <text:list>
                <text:list-item>
                  <text:p text:style-name="P4">aspect optimalité</text:p>
                </text:list-item>
              </text:list>
            </text:list-item>
            <text:list-item>
              <text:p text:style-name="P4">problèmes difficiles</text:p>
              <text:list>
                <text:list-item>
                  <text:p text:style-name="P4">approximation, heuristiques,</text:p>
                </text:list-item>
              </text:list>
            </text:list-item>
            <text:list-item>
              <text:p text:style-name="P4">problèmes de Coloration, stable maximum...</text:p>
            </text:list-item>
            <text:list-item>
              <text:p text:style-name="P4">algorithmes probabilistes</text:p>
            </text:list-item>
            <text:list-item>
              <text:p text:style-name="P4">algorithmes distribués (?)</text:p>
            </text:list-item>
            <text:list-item>
              <text:p text:style-name="P4">algorithmes exponentiels</text:p>
            </text:list-item>
          </text:list>
        </text:list-item>
      </text:list>
      <text:p text:style-name="P1"/>
      <text:list xml:id="list289501897" text:style-name="L2">
        <text:list-item>
          <text:p text:style-name="P5">Graphe G(V,E)</text:p>
          <text:list>
            <text:list-item>
              <text:p text:style-name="P5">Orienté</text:p>
              <text:list>
                <text:list-item>
                  <text:p text:style-name="P5">Sommets : V</text:p>
                </text:list-item>
                <text:list-item>
                  <text:p text:style-name="P5">Arcs: E, chaque arc est un couple de sommet <text:s/>E € VxV</text:p>
                </text:list-item>
                <text:list-item>
                  <text:p text:style-name="P5">V = {s,a,b,c,d,p}</text:p>
                </text:list-item>
                <text:list-item>
                  <text:p text:style-name="P5">E = { (s,a) , (s,c) , (c,d) , (a,b) , (b,p) , (a,d) , (d,p) }</text:p>
                </text:list-item>
                <text:list-item>
                  <text:p text:style-name="P5">représentation mémoire</text:p>
                  <text:list>
                    <text:list-item>
                      <text:p text:style-name="P5">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3">S</text:p>
          </table:table-cell>
          <table:table-cell table:style-name="Tableau1.A1" office:value-type="string">
            <text:p text:style-name="P3">A</text:p>
          </table:table-cell>
          <table:table-cell table:style-name="Tableau1.C1" office:value-type="string">
            <text:p text:style-name="P3">C</text:p>
          </table:table-cell>
        </table:table-row>
        <table:table-row>
          <table:table-cell table:style-name="Tableau1.A2" office:value-type="string">
            <text:p text:style-name="P3">A</text:p>
          </table:table-cell>
          <table:table-cell table:style-name="Tableau1.A2" office:value-type="string">
            <text:p text:style-name="P3">B</text:p>
          </table:table-cell>
          <table:table-cell table:style-name="Tableau1.C2" office:value-type="string">
            <text:p text:style-name="P3">D</text:p>
          </table:table-cell>
        </table:table-row>
        <table:table-row>
          <table:table-cell table:style-name="Tableau1.A2" office:value-type="string">
            <text:p text:style-name="P3">B</text:p>
          </table:table-cell>
          <table:table-cell table:style-name="Tableau1.A2" office:value-type="string">
            <text:p text:style-name="P3">P</text:p>
          </table:table-cell>
          <table:table-cell table:style-name="Tableau1.C2" office:value-type="string">
            <text:p text:style-name="P3"/>
          </table:table-cell>
        </table:table-row>
        <table:table-row>
          <table:table-cell table:style-name="Tableau1.A2" office:value-type="string">
            <text:p text:style-name="P3">C</text:p>
          </table:table-cell>
          <table:table-cell table:style-name="Tableau1.A2" office:value-type="string">
            <text:p text:style-name="P3">D</text:p>
          </table:table-cell>
          <table:table-cell table:style-name="Tableau1.C2" office:value-type="string">
            <text:p text:style-name="P3"/>
          </table:table-cell>
        </table:table-row>
        <table:table-row>
          <table:table-cell table:style-name="Tableau1.A2" office:value-type="string">
            <text:p text:style-name="P3">D</text:p>
          </table:table-cell>
          <table:table-cell table:style-name="Tableau1.A2" office:value-type="string">
            <text:p text:style-name="P3">P</text:p>
          </table:table-cell>
          <table:table-cell table:style-name="Tableau1.C2" office:value-type="string">
            <text:p text:style-name="P3"/>
          </table:table-cell>
        </table:table-row>
        <table:table-row>
          <table:table-cell table:style-name="Tableau1.A2" office:value-type="string">
            <text:p text:style-name="P3">P </text:p>
          </table:table-cell>
          <table:table-cell table:style-name="Tableau1.A2" office:value-type="string">
            <text:p text:style-name="P3"/>
          </table:table-cell>
          <table:table-cell table:style-name="Tableau1.C2" office:value-type="string">
            <text:p text:style-name="P3"/>
          </table:table-cell>
        </table:table-row>
      </table:table>
      <text:list xml:id="list1602624329" text:continue-numbering="true" text:style-name="L2">
        <text:list-item>
          <text:list>
            <text:list-item>
              <text:list>
                <text:list-item>
                  <text:list>
                    <text:list-item>
                      <text:list>
                        <text:list-item>
                          <text:p text:style-name="P5">Place en mémoire : </text:p>
                          <text:list>
                            <text:list-item>
                              <text:p text:style-name="P5">n = nb sommets</text:p>
                            </text:list-item>
                            <text:list-item>
                              <text:p text:style-name="P5">m = nb d'arcs</text:p>
                            </text:list-item>
                            <text:list-item>
                              <text:p text:style-name="P5">O(n+m)</text:p>
                            </text:list-item>
                          </text:list>
                        </text:list-item>
                      </text:list>
                    </text:list-item>
                    <text:list-item>
                      <text:p text:style-name="P5">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3"/>
          </table:table-cell>
          <table:table-cell table:style-name="Tableau2.A1" office:value-type="string">
            <text:p text:style-name="P3">S</text:p>
          </table:table-cell>
          <table:table-cell table:style-name="Tableau2.A1" office:value-type="string">
            <text:p text:style-name="P3">A</text:p>
          </table:table-cell>
          <table:table-cell table:style-name="Tableau2.A1" office:value-type="string">
            <text:p text:style-name="P3">B</text:p>
          </table:table-cell>
          <table:table-cell table:style-name="Tableau2.A1" office:value-type="string">
            <text:p text:style-name="P3">C</text:p>
          </table:table-cell>
          <table:table-cell table:style-name="Tableau2.A1" office:value-type="string">
            <text:p text:style-name="P3">D</text:p>
          </table:table-cell>
          <table:table-cell table:style-name="Tableau2.G1" office:value-type="string">
            <text:p text:style-name="P3">P</text:p>
          </table:table-cell>
        </table:table-row>
        <table:table-row>
          <table:table-cell table:style-name="Tableau2.A2" office:value-type="string">
            <text:p text:style-name="P3">S</text:p>
          </table:table-cell>
          <table:table-cell table:style-name="Tableau2.A2" office:value-type="string">
            <text:p text:style-name="P3">0</text:p>
          </table:table-cell>
          <table:table-cell table:style-name="Tableau2.A2" office:value-type="string">
            <text:p text:style-name="P3">1</text:p>
          </table:table-cell>
          <table:table-cell table:style-name="Tableau2.A2" office:value-type="string">
            <text:p text:style-name="P3">0</text:p>
          </table:table-cell>
          <table:table-cell table:style-name="Tableau2.A2" office:value-type="string">
            <text:p text:style-name="P3">1</text:p>
          </table:table-cell>
          <table:table-cell table:style-name="Tableau2.A2" office:value-type="string">
            <text:p text:style-name="P3">0</text:p>
          </table:table-cell>
          <table:table-cell table:style-name="Tableau2.G2" office:value-type="string">
            <text:p text:style-name="P3">0</text:p>
          </table:table-cell>
        </table:table-row>
        <table:table-row>
          <table:table-cell table:style-name="Tableau2.A2" office:value-type="string">
            <text:p text:style-name="P3">A </text:p>
          </table:table-cell>
          <table:table-cell table:style-name="Tableau2.A2" office:value-type="string">
            <text:p text:style-name="P3">0</text:p>
          </table:table-cell>
          <table:table-cell table:style-name="Tableau2.A2" office:value-type="string">
            <text:p text:style-name="P3">0</text:p>
          </table:table-cell>
          <table:table-cell table:style-name="Tableau2.A2" office:value-type="string">
            <text:p text:style-name="P3">1</text:p>
          </table:table-cell>
          <table:table-cell table:style-name="Tableau2.A2" office:value-type="string">
            <text:p text:style-name="P3">0</text:p>
          </table:table-cell>
          <table:table-cell table:style-name="Tableau2.A2" office:value-type="string">
            <text:p text:style-name="P3">1</text:p>
          </table:table-cell>
          <table:table-cell table:style-name="Tableau2.G2" office:value-type="string">
            <text:p text:style-name="P3">0</text:p>
          </table:table-cell>
        </table:table-row>
        <table:table-row>
          <table:table-cell table:style-name="Tableau2.A2" office:value-type="string">
            <text:p text:style-name="P3">B</text:p>
          </table:table-cell>
          <table:table-cell table:style-name="Tableau2.A2" office:value-type="string">
            <text:p text:style-name="P3">...</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G2" office:value-type="string">
            <text:p text:style-name="P3"/>
          </table:table-cell>
        </table:table-row>
        <table:table-row>
          <table:table-cell table:style-name="Tableau2.A2" office:value-type="string">
            <text:p text:style-name="P3">C</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G2" office:value-type="string">
            <text:p text:style-name="P3"/>
          </table:table-cell>
        </table:table-row>
        <table:table-row>
          <table:table-cell table:style-name="Tableau2.A2" office:value-type="string">
            <text:p text:style-name="P3">D</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G2" office:value-type="string">
            <text:p text:style-name="P3"/>
          </table:table-cell>
        </table:table-row>
        <table:table-row>
          <table:table-cell table:style-name="Tableau2.A2" office:value-type="string">
            <text:p text:style-name="P3">P</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G2" office:value-type="string">
            <text:p text:style-name="P3"/>
          </table:table-cell>
        </table:table-row>
      </table:table>
      <text:p text:style-name="P1"/>
      <text:list xml:id="list1101558066" text:style-name="L3">
        <text:list-item>
          <text:p text:style-name="P7">Problème du flot maximum dans un réseau</text:p>
          <text:list>
            <text:list-item>
              <text:p text:style-name="P10">Entrée : réseau R=G=(V,E), </text:p>
              <text:list>
                <text:list-item>
                  <text:p text:style-name="P10">un graphe orienté G=(V,E), </text:p>
                </text:list-item>
                <text:list-item>
                  <text:p text:style-name="P10">un sommet source S, et un sommet puits P,</text:p>
                </text:list-item>
                <text:list-item>
                  <text:p text:style-name="P10">une fonction de capacité associant E ==&gt; N, je met sur chaque arc une valeur qui est un nombre naturel</text:p>
                </text:list-item>
              </text:list>
            </text:list-item>
            <text:list-item>
              <text:p text:style-name="P10">Sortie :</text:p>
              <text:list>
                <text:list-item>
                  <text:p text:style-name="P10">Flot : </text:p>
                  <text:list>
                    <text:list-item>
                      <text:p text:style-name="P10">une fonction f : E ==&gt;N associant a chaque arc (x,y) un flot(nb naturel) f(x,y).</text:p>
                    </text:list-item>
                    <text:list-item>
                      <text:p text:style-name="P10">contrainte de capacité :</text:p>
                      <text:list>
                        <text:list-item>
                          <text:p text:style-name="P10">pour tout arc(x,y) on a f(x,y) &lt;= cap(x,y).</text:p>
                        </text:list-item>
                      </text:list>
                    </text:list-item>
                    <text:list-item>
                      <text:p text:style-name="P10">contrainte de conservation du flot</text:p>
                      <text:list>
                        <text:list-item>
                          <text:p text:style-name="P10">pour tout sommet X!= {s,p} : flot_rentrant(x) = flot_sortant(x)</text:p>
                        </text:list-item>
                        <text:list-item>
                          <text:p text:style-name="P10">somme de y prédécesseur de x f(y,x) = somme de z successeur de x f(x,z).</text:p>
                        </text:list-item>
                      </text:list>
                    </text:list-item>
                    <text:list-item>
                      <text:p text:style-name="P10">valeur d'un flot :</text:p>
                      <text:list>
                        <text:list-item>
                          <text:p text:style-name="P10">|f| = flot_sortant(s) - flot_rentrant(s)= pour tout z succ de s(somme(f(s,z)) – pour tout y pred s (somme(f(y,s))).</text:p>
                        </text:list-item>
                      </text:list>
                    </text:list-item>
                  </text:list>
                </text:list-item>
              </text:list>
            </text:list-item>
          </text:list>
        </text:list-item>
        <text:list-item>
          <text:p text:style-name="P10">Méthode de Ford-Fulkerson [1956]<text:tab/></text:p>
          <text:list>
            <text:list-item>
              <text:p text:style-name="P10">Entrée : réseau</text:p>
            </text:list-item>
            <text:list-item>
              <text:p text:style-name="P10">Sortie : flot de valeur max</text:p>
              <text:list>
                <text:list-item>
                  <text:p text:style-name="P10">F ← 0 ;// 0 partout.</text:p>
                </text:list-item>
                <text:list-item>
                  <text:p text:style-name="P10">Gf ← G</text:p>
                </text:list-item>
                <text:list-item>
                  <text:p text:style-name="P10">Tant qu'il existe un chemin améliorant M de s à p dans le graphe résiduel ( Gf ) </text:p>
                  <text:list>
                    <text:list-item>
                      <text:p text:style-name="P10">f ' ← flot de mu de val cap ( mu ).</text:p>
                    </text:list-item>
                    <text:list-item>
                      <text:p text:style-name="P10">f ← f + f ' // attention aux signes</text:p>
                    </text:list-item>
                    <text:list-item>
                      <text:p text:style-name="P10">Gf ← graphe résiduel ( G, cap, f ).</text:p>
                    </text:list-item>
                    <text:list-item>
                      <text:p text:style-name="P10">fin tant que ;</text:p>
                    </text:list-item>
                  </text:list>
                </text:list-item>
                <text:list-item>
                  <text:p text:style-name="P10">retourner f ; </text:p>
                </text:list-item>
              </text:list>
            </text:list-item>
            <text:list-item>
              <text:p text:style-name="P10">GrapheResiduel(G,f)</text:p>
            </text:list-item>
            <text:list-item>
              <text:p text:style-name="P10">Gf :</text:p>
              <text:list>
                <text:list-item>
                  <text:p text:style-name="P10">sommets : les mêmes que pour G</text:p>
                </text:list-item>
                <text:list-item>
                  <text:p text:style-name="P10">arcs : pour tout arc (x,y) de G //supposons qu'il n'y a pas (y,x) dans G, on met dans Gf</text:p>
                  <text:list>
                    <text:list-item>
                      <text:p text:style-name="P10">si f(x,y) &lt; cap(x,y) : on met l'arc (x,y) de cap'(x,y) = cap(x,y) – f(x,y)</text:p>
                    </text:list-item>
                    <text:list-item>
                      <text:p text:style-name="P10">si f(x,y) &gt;0 : on met l'arc (y,x) de cap'(y,x) = f(x,y).</text:p>
                    </text:list-item>
                  </text:list>
                </text:list-item>
              </text:list>
            </text:list-item>
          </text:list>
        </text:list-item>
      </text:list>
      <text:p text:style-name="P2"/>
      <text:list xml:id="list212069630" text:style-name="L4">
        <text:list-item>
          <text:p text:style-name="P11">flot maximum et coupe minimum</text:p>
          <text:list>
            <text:list-item>
              <text:p text:style-name="P11">coupe : partition (X,!X) des sommets telles que : </text:p>
              <text:list>
                <text:list-item>
                  <text:p text:style-name="P11">s € X et p <text:s/>€!X</text:p>
                </text:list-item>
                <text:list-item>
                  <text:p text:style-name="P11"><text:soft-page-break/>capacité d'une coupe = <text:span text:style-name="T1">∑ des capacité des arcs qui vont de gauche à droite et que l'on coupe.</text:span></text:p>
                </text:list-item>
                <text:list-item>
                  <text:p text:style-name="P14">On remarque que la valeur du flot maximum, est égale à la capacité de la coupe minimum.</text:p>
                </text:list-item>
              </text:list>
            </text:list-item>
            <text:list-item>
              <text:p text:style-name="P15">Lemme 1 :</text:p>
              <text:list>
                <text:list-item>
                  <text:p text:style-name="P14">Soit G= (V,E) , s, p, c : E → N ,un réseau</text:p>
                </text:list-item>
                <text:list-item>
                  <text:p text:style-name="P14">Pour tout flot f et toute coupe (Y,!Y) , on a que la valeur du flot est &lt;= à la capacité de la coupe.</text:p>
                </text:list-item>
                <text:list-item>
                  <text:p text:style-name="P15">Preuve :</text:p>
                </text:list-item>
              </text:list>
            </text:list-item>
            <text:list-item>
              <text:p text:style-name="P15">Théorème 1 de Ford-Fulkerson(FF) :</text:p>
              <text:list>
                <text:list-item>
                  <text:p text:style-name="P14">Soit f(Ford-F), un flot tel que dans G(f(FF)) il n'y a plus de chemin de s à p, soit X l'ensemble des sommets que l'on peut atteindre a partir de s dans G(f(FF))</text:p>
                </text:list-item>
                <text:list-item>
                  <text:p text:style-name="P14">on a alors : <text:s/></text:p>
                  <text:list>
                    <text:list-item>
                      <text:p text:style-name="P14">|f(FF)| = <text:s/>cap(X,!X) // où (X,!X) est la coupe du graphe</text:p>
                    </text:list-item>
                  </text:list>
                </text:list-item>
                <text:list-item>
                  <text:p text:style-name="P15">Preuve :</text:p>
                  <text:list>
                    <text:list-item>
                      <text:p text:style-name="P14">1.on cherche a montrer que pour tout arc (u,v) de G, avec u€ X et v €!X on a f(u,v) = c(u,v)</text:p>
                      <text:list>
                        <text:list-item>
                          <text:p text:style-name="P14">si <text:s/>f(u,v)!= c(u,v) avec u€X et v€!X alors dans le graphe résiduel de G , il existe un arc uv de capacité &gt;0 et donc v est accessible depuis s et donc v €X, CONTRADICTOIRE, car v €!X , donc f(u,v) = c(u,v)</text:p>
                        </text:list-item>
                      </text:list>
                    </text:list-item>
                    <text:list-item>
                      <text:p text:style-name="P14">2. pour tout arc (zt) de g avec z €!X et t €X on a f(zt) =0 </text:p>
                      <text:list>
                        <text:list-item>
                          <text:p text:style-name="P14">si f(zt) &gt; 0 <text:s/>alors dans le graphe résiduel de g, il existe un arc tz de cap &gt;0, et donc z est accessible depuis s et z €X , CONTRADICTOIRE,car z €!X donc f(zt) =0 .</text:p>
                        </text:list-item>
                      </text:list>
                    </text:list-item>
                    <text:list-item>
                      <text:p text:style-name="P14">3. f(FF)(X,!X) = ∑f(uv) – ∑f(zt) = ∑ c(uv) – 0 = par def c'est capde la coupe (X,!X)</text:p>
                    </text:list-item>
                    <text:list-item>
                      <text:p text:style-name="P14">4. soit f(FF) un flot tel que il n'existe plus de chemin améliorant, soit (X,!X</text:p>
                    </text:list-item>
                  </text:list>
                  <text:p text:style-name="P14">) la coupe définie dans THM1</text:p>
                  <text:list>
                    <text:list-item>
                      <text:list>
                        <text:list-item text:start-value="1">
                          <text:p text:style-name="P14">on a |f(FF)| = cap(X,!X), f(FF) est un flot de valeur maximum et (X,!X) est une coupe de capacité minimum.</text:p>
                        </text:list-item>
                      </text:list>
                    </text:list-item>
                  </text:list>
                </text:list-item>
                <text:list-item>
                  <text:p text:style-name="P14">f un flot, (Y ,!Y) un coupe,</text:p>
                  <text:list>
                    <text:list-item>
                      <text:p text:style-name="P14">f(Y,!Y) = ∑f(u,v) - ∑f(z,t) // u,t €Y, et z,v €!Y</text:p>
                    </text:list-item>
                    <text:list-item>
                      <text:p text:style-name="P14">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269027989" text:style-name="L5">
        <text:list-item>
          <text:p text:style-name="P8">Méthode de Ford-Fulkerson</text:p>
          <text:list>
            <text:list-item>
              <text:p text:style-name="P12">tout algo qui trouve un flot f(FF) tel qu'il n'y ai plus de chemin améliorant à trouvé un flot max.</text:p>
              <text:list>
                <text:list-item>
                  <text:p text:style-name="P12">on trouve aussi la coupe de capacité minimum</text:p>
                </text:list-item>
                <text:list-item>
                  <text:p text:style-name="P12">Algo FlotMaxCoupeMin</text:p>
                  <text:list>
                    <text:list-item>
                      <text:p text:style-name="P12">f(FF)AlgolFlotMax</text:p>
                    </text:list-item>
                    <text:list-item>
                      <text:p text:style-name="P12">Calcul Gf(FF)</text:p>
                    </text:list-item>
                    <text:list-item>
                      <text:p text:style-name="P12">on lance un parcours depuis s dans Gf(FF)</text:p>
                    </text:list-item>
                    <text:list-item>
                      <text:p text:style-name="P12">on prend X = ensemble des sommets accessible depuis s dans Gf(FF)</text:p>
                    </text:list-item>
                    <text:list-item>
                      <text:p text:style-name="P12">et la coupe min = (X,!X).</text:p>
                    </text:list-item>
                    <text:list-item>
                      <text:p text:style-name="P12">complexité : versions polynomiales O(n³).</text:p>
                    </text:list-item>
                  </text:list>
                </text:list-item>
              </text:list>
            </text:list-item>
          </text:list>
        </text:list-item>
      </text:list>
      <text:p text:style-name="P2"/>
      <text:p text:style-name="P2"/>
      <text:p text:style-name="P2"/>
      <text:p text:style-name="P16"/>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2">ponts</text:span> de G par rapport H : morceau de G pas encore dessinés mais qui se raccrochent à H.</text:p>
      <text:p text:style-name="P2">définition : ponts :</text:p>
      <text:list xml:id="list44478245" text:style-name="L6">
        <text:list-item>
          <text:p text:style-name="P13">pont dégénérés : arête XY de G qui n''est pas dans H mais dont les deux extrémités sont dans H.</text:p>
        </text:list-item>
        <text:list-item>
          <text:p text:style-name="P13">pont non dégénérés : <text:s/></text:p>
          <text:list>
            <text:list-item>
              <text:p text:style-name="P13">formés de C : une composante connexe de G-H</text:p>
            </text:list-item>
            <text:list-item>
              <text:p text:style-name="P13">N(C) : ensemble des voisins de C dans G.</text:p>
            </text:list-item>
            <text:list-item>
              <text:p text:style-name="P13">toutes les arêtes de G qui touchent un sommet de C</text:p>
            </text:list-item>
          </text:list>
        </text:list-item>
      </text:list>
      <text:p text:style-name="P2"/>
      <text:p text:style-name="P2">Soit B un pont, </text:p>
      <text:p text:style-name="P2"><text:span text:style-name="T2">pieds</text:span> du pont les sommets de B qui se trouvent dans H </text:p>
      <text:p text:style-name="P2">Rq : chaque pont à &gt;= 2 pieds (par 2-connexité) </text:p>
      <text:p text:style-name="P6">faces compatibles :<text:span text:style-name="T3"> Une faces fi de H est compatible avec B, si pieds(B) inclus dans fi .</text:span></text:p>
      <text:p text:style-name="P6"><text:span text:style-name="T3"/></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text:span text:style-name="T3"/></text:p>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2"><text:span text:style-name="T1">#faces : |F| €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09-28T10:02:24</dc:date>
    <dc:creator>Whoopgap </dc:creator>
    <meta:editing-duration>PT4H10M42S</meta:editing-duration>
    <meta:editing-cycles>69</meta:editing-cycles>
    <meta:generator>LibreOffice/3.5$Linux_X86_64 LibreOffice_project/350m1$Build-2</meta:generator>
    <meta:document-statistic meta:table-count="2" meta:image-count="0" meta:object-count="0" meta:page-count="4" meta:paragraph-count="176" meta:word-count="1365" meta:character-count="6257" meta:non-whitespace-character-count="5134"/>
  </office:meta>
</office:document-meta>
</file>